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36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.00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.00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.00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.00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.00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.00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.00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.00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.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.00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.0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.0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.00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.00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.00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.00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.0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.00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.0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.00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.0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.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.00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.00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.0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.00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.00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.0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.00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.00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.00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8" office:value-type="string" calcext:value-type="string">
            <text:p>Cat amount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' Association" calcext:value-type="string">
            <text:p>Home Owner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1"/>
        <table:table-column table:style-name="co11" table:default-cell-style-name="ce29"/>
        <table:table-column table:style-name="co12" table:default-cell-style-name="ce42"/>
        <table:table-column table:style-name="co13" table:default-cell-style-name="ce41"/>
        <table:table-column table:style-name="co13" table:visibility="collapse" table:default-cell-style-name="ce41"/>
        <table:table-column table:style-name="co14" table:default-cell-style-name="ce42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0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815758" calcext:value-type="currency">
            <text:p>R 815,758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841525" calcext:value-type="currency">
            <text:p>R 841,525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0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19000" calcext:value-type="float">
            <text:p>R 119,000.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8])" office:value-type="float" office:value="182000" calcext:value-type="float">
            <text:p>R 182,000.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9])" office:value-type="float" office:value="33950" calcext:value-type="float">
            <text:p>R 33,950.0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117000" calcext:value-type="float">
            <text:p>R 117,000.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formula="of:=INDEX(['Budget Planner'.F$14:'Budget Planner'.F$181];['Previous Year Financials'.I21])" office:value-type="float" office:value="94550" calcext:value-type="float">
            <text:p>R 94,550.0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2])" office:value-type="float" office:value="71000" calcext:value-type="float">
            <text:p>R 71,000.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formula="of:=INDEX(['Budget Planner'.F$14:'Budget Planner'.F$181];['Previous Year Financials'.I23])" office:value-type="float" office:value="166700" calcext:value-type="float">
            <text:p>R 166,700.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' Association" calcext:value-type="string">
            <text:p>Home Owner' Association</text:p>
          </table:table-cell>
          <table:table-cell table:formula="of:=INDEX(['Budget Planner'.F$14:'Budget Planner'.F$181];['Previous Year Financials'.I24])" office:value-type="float" office:value="27258" calcext:value-type="float">
            <text:p>R 27,258.00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5])" office:value-type="float" office:value="4300" calcext:value-type="float">
            <text:p>R 4,300.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1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5:53:12.606097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1T15:54:07.778569976</dc:date>
    <meta:editing-duration>PT10H45M9S</meta:editing-duration>
    <meta:editing-cycles>50</meta:editing-cycles>
    <meta:generator>LibreOffice/5.0.6.2$Linux_X86_64 LibreOffice_project/00$Build-2</meta:generator>
    <meta:document-statistic meta:table-count="4" meta:cell-count="1584" meta:object-count="0"/>
  </office:meta>
</office:document-meta>
</file>